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0pt" fo:font-style="italic" style:font-size-asian="10pt" style:font-size-complex="10pt"/>
    </style:style>
    <style:style style:name="P3" style:family="paragraph" style:parent-style-name="Standard">
      <style:text-properties fo:font-size="10pt" fo:font-style="italic" fo:font-weight="bold" style:font-size-asian="10pt" style:font-weight-asian="bold" style:font-size-complex="10pt" style:font-weight-complex="bold"/>
    </style:style>
    <style:style style:name="P4" style:family="paragraph" style:parent-style-name="Standard">
      <style:text-properties fo:font-size="10pt" fo:font-style="italic" fo:font-weight="bold" style:font-size-asian="10pt" style:font-weight-asian="bold" style:font-size-complex="10pt" style:font-weight-complex="bold"/>
    </style:style>
    <style:style style:name="P5" style:family="paragraph" style:parent-style-name="Standard">
      <style:text-properties fo:font-size="10pt" fo:font-style="italic" fo:font-weight="bold" officeooo:rsid="0012c561" officeooo:paragraph-rsid="0012c561" style:font-size-asian="10pt" style:font-weight-asian="bold" style:font-size-complex="10pt" style:font-weight-complex="bold"/>
    </style:style>
    <style:style style:name="T1" style:family="text">
      <style:text-properties fo:font-style="italic"/>
    </style:style>
    <style:style style:name="T2" style:family="text">
      <style:text-properties style:font-name="Liberation Serif" fo:font-style="italic" fo:font-weight="bold" style:font-name-asian="DejaVu Sans" style:font-weight-asian="bold" style:font-name-complex="Lohit Hindi" style:font-weight-complex="bold"/>
    </style:style>
    <style:style style:name="T3" style:family="text">
      <style:text-properties officeooo:rsid="0010b670"/>
    </style:style>
    <style:style style:name="T4" style:family="text">
      <style:text-properties officeooo:rsid="0012c5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lied Enthusiasm</text:p>
      <text:p text:style-name="P1">State gets 50 Talents next Revenue Phase.<text:line-break/><text:line-break/><text:span text:style-name="T1">Remove at start of next Forum Phase.</text:span></text:p>
      <text:p text:style-name="P1">Extreme Allied Enthusiasm</text:p>
      <text:p text:style-name="P1">State gets 75 Talents next Revenue Phase.<text:line-break/>Limit of two results and 75 T./Turn.<text:line-break/><text:line-break/><text:span text:style-name="T1">Remove at start of next Forum Phase.</text:span></text:p>
      <text:p text:style-name="P2"/>
      <text:p text:style-name="P2">Ally Deserts</text:p>
      <text:p text:style-name="P1">Roman allies are wavering. All battles fought this turn with an even TDR will result in a temporary increase to the War card's Strength for this turn equal to the roll of the colored die.<text:line-break/><text:line-break/><text:span text:style-name="T1">Remove at start of next Forum Phase.</text:span></text:p>
      <text:p text:style-name="P1">Roman Auxiliaries Desert</text:p>
      <text:p text:style-name="P1">Roman troops are shaken. All battles fought this turn with an even TDR will result in a temporary increase to the War card's Strength for this turn equal to the roll of the white dice.<text:line-break/><text:line-break/><text:span text:style-name="T1">Remove at start of next Forum Phase.</text:span><text:line-break/></text:p>
      <text:p text:style-name="P2">Barbarian Raids</text:p>
      <text:p text:style-name="P1">At start of next Revenue Phase, each Frontier Province makes a Raid DR. A Raid DR plus Force &lt; 15 = Overrun. An Overrun = all Revenue lost, no Improvement dr, a Force loss equal to colored dr of Raid DR, and a  Developed Province reverts to its Undeveloped stage. Force = Base + Garrisons x 2 + Provincial Army + Governor's Military Rating. Draw Mortality Chits equal to the colored dr if Province is Overrun.<text:line-break/><text:line-break/><text:span text:style-name="T1">Remove at start of next Forum Phase.</text:span></text:p>
      <text:p text:style-name="P1">Barbarian Raids Increase</text:p>
      <text:p text:style-name="P1">At start of next Revenue Phase, each Frontier Province makes a Raid DR. A Raid DR plus Force &lt; 17 = Overrun. An Overrun = all Revenue lost, no Improvement dr, a Force loss equal to colored dr of Raid DR, and a  Developed Province reverts to its Undeveloped stage. Force = Base + Garrisons x 2 + Provincial Army + Governor's Military Rating. Draw Mortality Chits equal to the colored dr if Province is Overrun.<text:line-break/><text:line-break/><text:span text:style-name="T1">Remove at start of next Forum Phase.</text:span></text:p>
      <text:p text:style-name="P2">Drought</text:p>
      <text:p text:style-name="P1">Increase Unrest Level by +1 during the next Population Phase.<text:line-break/><text:line-break/>Grain Concession Income may be increased:<text:line-break/>1 Drought : 2 x Income: -2 Popularity<text:line-break/>2 Droughts: 3 x Income; -3 Popularity<text:line-break/>3 Droughts: 4 x Income; -4 Popularity<text:line-break/>etc...<text:line-break/><text:line-break/><text:span text:style-name="T1">Remove at start of next Forum Phase.</text:span></text:p>
      <text:p text:style-name="P1">Severe Drought</text:p>
      <text:p text:style-name="P1">Increase Unrest Level by +2 during the next Population Phase.<text:line-break/><text:line-break/>Grain Concession Income may be increased:<text:line-break/>2 Droughts: 3 x Income; -3 Popularity<text:line-break/>3 Droughts: 4 x Income; -4 Popularity<text:line-break/>4 Droughts: 5 x Income; -5 Popularity<text:line-break/>etc...<text:line-break/><text:line-break/><text:span text:style-name="T1">Remove at start of next Forum Phase.</text:span></text:p>
      <text:p text:style-name="P2"/>
      <text:p text:style-name="P2">Enemy's Ally Deserts</text:p>
      <text:p text:style-name="P1">An Ally of the enemy is waivering. All battles fought this turn with an odd TDR will result in a temporary decrease to the War card's Strength for this turn equal to the roll of the colored die. (minimum strength 0)<text:line-break/><text:line-break/><text:span text:style-name="T1">Remove at start of next Forum Phase.</text:span></text:p>
      <text:p text:style-name="P1">Enemy Mercenaries Desert</text:p>
      <text:p text:style-name="P1">Enemy troops are waivering. All battles fought this turn with an odd TDR will result in a temporary decrease to the War <text:soft-page-break/>card's Strength for this turn equal to the roll of the white dice. (minimum strength 0)<text:line-break/><text:line-break/><text:span text:style-name="T1">Remove at start of next Forum Phase.</text:span></text:p>
      <text:p text:style-name="P2"/>
      <text:p text:style-name="P2">Enemy Leader Dies</text:p>
      <text:p text:style-name="P1">Any one enemy Leader in play at the end of the Forum Phase of the HRAO's choice is discarded. Not applicable to Rebel Senators.<text:line-break/><text:line-break/><text:span text:style-name="T1">Remove at start of next Forum Phase.</text:span></text:p>
      <text:p text:style-name="P1">Enemy Sues for Peace</text:p>
      <text:p text:style-name="P1">Dishearted by the loss of their Leader. the largest current matching War of that Leader sues for peace. The State receives half of any Spoils of War (fractions rounded down) and shuffles the War card back into the deck. Not applicable to Rebel Senators.<text:line-break/><text:line-break/><text:span text:style-name="T1">Remove at start of next Forum Phase.</text:span></text:p>
      <text:p text:style-name="P2"/>
      <text:p text:style-name="P3"><text:span text:style-name="T4">167 - </text:span>Epidemic</text:p>
      <text:p text:style-name="P1">Draw six Mortality Chits. Effective only vs those in Rome.<text:line-break/><text:line-break/><text:span text:style-name="T1">Remove at start of next Forum Phase.</text:span></text:p>
      <text:p text:style-name="P1">Foreign Epidemic</text:p>
      <text:p text:style-name="P1">Draw six Mortality Chits. Effective only vs first Governor, Exile, Rebel,or Proconsul drawn.<text:line-break/><text:line-break/><text:span text:style-name="T1">Remove at start of next Forum Phase.</text:span></text:p>
      <text:p text:style-name="P2"/>
      <text:p text:style-name="P5">168 - Evil Omens</text:p>
      <text:p text:style-name="P1">State (or Pontifex Maximus) pays 20 Talents immediately. -1 to all die/dice rolls except +1 to normal Persuasion Attempts. No effect to Initiative DR.<text:line-break/><text:line-break/><text:span text:style-name="T1">Remove at start of next Forum Phase.</text:span></text:p>
      <text:p text:style-name="P1">More Evil Omens</text:p>
      <text:p text:style-name="P1">Confidence erodes at all levels of government. Pontifex Maximus deposed with loss of 5 Influence. -2 to all die/dice rolls except +2 to Persuasion Attempts. No effect to Initiative DR. More Evil Omens have cumulative effect.<text:line-break/><text:line-break/><text:span text:style-name="T1">Remove at start of next Forum Phase.</text:span></text:p>
      <text:p text:style-name="P2"/>
      <text:p text:style-name="P3"><text:span text:style-name="T3">169 - </text:span>Internal Disorder</text:p>
      <text:p text:style-name="P1">All undeveloped Provinces lose all Revenue during the coming turn and may not attempt Improvement dr. Next Revenue Phase: Revolt DR &lt;= 4 = Revolt. Garrison Legion = +1 DRM per legion. Revolt = Governor and Legions killed. Province becomes War card with Provincial Forces.<text:line-break/><text:line-break/><text:span text:style-name="T1">Remove at start of next Forum Phase.</text:span></text:p>
      <text:p text:style-name="P1">Increased Internal Disorder</text:p>
      <text:p text:style-name="P1">All undeveloped Provinces lose all Revenue during the coming turn and may not attempt Improvement dr. Next Revenue Phase: Revolt DR &lt;= 5 = Revolt. Garrison Legion = +1 DRM per legion. Revolt = Governor and Legions killed. Province becomes War card with Provincial Forces.<text:line-break/><text:line-break/><text:span text:style-name="T1">Remove at start of next Forum Phase.</text:span></text:p>
      <text:p text:style-name="P2"/>
      <text:p text:style-name="P3"><text:span text:style-name="T3">170 - </text:span>Manpower Shortage</text:p>
      <text:p text:style-name="P1">Increase Legion/Fleet Formation costs to 20 T. for each unit Cumulative with other Manpower Shortage Events or Results.<text:line-break/><text:span text:style-name="T1">Remove at start of next Forum Phase.</text:span></text:p>
      <text:p text:style-name="P1"/>
      <text:p text:style-name="P1">Extreme Manpower Shortage</text:p>
      <text:p text:style-name="P1">Increase Legion/Fleet Formation costs to 30 T. for each unit Cumulative with other Manpower Shortage Events or Results.<text:line-break/><text:span text:style-name="T1">Remove at start of next Forum Phase.</text:span></text:p>
      <text:p text:style-name="P2"/>
      <text:p text:style-name="P3"><text:span text:style-name="T3">171 - </text:span>Mob Violence</text:p>
      <text:p text:style-name="P1">Draw Mortality chits equal to the current Unrest Level. Deaths are applicable only to those in Rome whose Popularity is &lt; Unrest Level. Multiple riots are possible.<text:line-break/><text:line-break/><text:soft-page-break/><text:span text:style-name="T1">Remove at start of next Forum Phase.</text:span></text:p>
      <text:p text:style-name="P1">More Mob Violence</text:p>
      <text:p text:style-name="P1">Draw Mortality chits equal to the current Unrest Level plus a dr. Deaths are applicable only to those in Rome whose Popularity is &lt;= Unrest Level. Further riots are possible.<text:line-break/><text:line-break/><text:span text:style-name="T1">Remove at start of next Forum Phase.</text:span><text:line-break/></text:p>
      <text:p text:style-name="P3"><text:span text:style-name="T4">172 - </text:span>Natural Disaster</text:p>
      <text:p text:style-name="P1">State immediately pays 50 Talents.<text:line-break/>Make a Concession Destruction dr:<text:line-break/>1-2: Destroy Mining<text:line-break/>3-4: Destroy Harbor Fees<text:line-break/>5:   Destroy Armaments<text:line-break/>6:   Destroy Ship Building<text:line-break/><text:line-break/><text:span text:style-name="T1">Remove at start of next Forum Phase.</text:span></text:p>
      <text:p text:style-name="P1">Widespread Natural Disaster</text:p>
      <text:p text:style-name="P1">Make another Concession Destruction dr:<text:line-break/>1-2: Destroy Mining<text:line-break/>3-4: Destroy Harbor Fees<text:line-break/>5:   Destroy Armaments<text:line-break/>6:   Destroy Ship Building<text:line-break/><text:line-break/>Further Disaster Events this turn each cause one additional dr.<text:line-break/><text:line-break/><text:span text:style-name="T1">Remove at start of next Forum Phase.</text:span><text:line-break/></text:p>
      <text:p text:style-name="P3"><text:span text:style-name="T4">173 - </text:span>New Alliance</text:p>
      <text:p text:style-name="P1">Neutral sides with Rome tilting the balance of power. Enemy sues for peace. Applicable to War/Revolt of HRAO's choice at end of Senate Phase. State collects half of any Spoils of War (rounded down). Return War to deck for reshuffle.<text:line-break/><text:line-break/><text:span text:style-name="T1">Remove at start of next Forum Phase.</text:span></text:p>
      <text:p text:style-name="P1">Another New Alliance</text:p>
      <text:p text:style-name="P1">Yet another Neutral sides with Rome against the same War. Enemy is desperate for peace. At end of Senate Phase, State collects all Spoils of War for the designated War and War card is discarded. Not usable vs Revolt.<text:line-break/><text:line-break/><text:span text:style-name="T1">Remove at start of next Forum Phase.</text:span><text:line-break/></text:p>
      <text:p text:style-name="P2">Refuge</text:p>
      <text:p text:style-name="P1">The next enemy Leader killed by a Victory will instead be given Refuge by the next War/Revolt card drawn. That Leader may remain in play and aid that Refuge War/Revolt but is eliminated when that card is defeated.<text:line-break/><text:line-break/><text:span text:style-name="T1">This Event remains in play until used.</text:span></text:p>
      <text:p text:style-name="P1">Rise from Refuge</text:p>
      <text:p text:style-name="P1">The enemy Leader will automatically activate all Wars/Revolts in play until he is defeated.<text:line-break/><text:line-break/><text:span text:style-name="T1">This Event remains in play until used.</text:span><text:line-break/></text:p>
      <text:p text:style-name="P2">Rhodian Maritime Alliance</text:p>
      <text:p text:style-name="P1">The State receives 8 free Fleets. Only maintenance costs in subsequent Revenue Phases apply. 8 Fleets (or all Rome has, whichever is less) must be disbanded at the end of the current War requiring the most Fleets. This card can be rejected by vote of the Senate in upcoming Senate Phase to avoid maintenance costs.<text:line-break/><text:line-break/><text:span text:style-name="T1">This Event remains in play until the war is defeated.</text:span></text:p>
      <text:p text:style-name="P2"/>
      <text:p text:style-name="P1"/>
      <text:p text:style-name="P1">Increased Rhodian Involvement</text:p>
      <text:p text:style-name="P1">Same as above but the State receives 12 Fleets.<text:line-break/><text:line-break/><text:span text:style-name="T1">This Event remains in play until the war is defeated.</text:span><text:line-break/></text:p>
      <text:p text:style-name="P2">Storm at Sea : 253 BC</text:p>
      <text:p text:style-name="P1"><text:soft-page-break/>Roman Fleets equal to a DR are sunk.</text:p>
      <text:p text:style-name="P1">Another Storm at Sea</text:p>
      <text:p text:style-name="P1">Roman Fleets equal to a DR are sunk.</text:p>
      <text:p text:style-name="P2"/>
      <text:p text:style-name="P2">Trial of Verres : 70 BC</text:p>
      <text:p text:style-name="P1">Successful prosecution of corrupt Governor discourages Provincial misgovernment. During the next Revenue Phase, the State Income from every Province is increased by 3 T. Governor Personal Income is decreased by the same amount.<text:line-break/><text:line-break/><text:span text:style-name="T1">Remove at start of next Forum Phase.</text:span></text:p>
      <text:p text:style-name="P1">Another Corruption Trial</text:p>
      <text:p text:style-name="P1">Successful prosecution of corrupt Governor discourages Provincial misgovernment. During the next Revenue Phase, the State Income from every Province is increased by 5 T. Governor Personal Income is decreased by the same amount.<text:line-break/><text:line-break/><text:span text:style-name="T1">Remove at start of next Forum Phase.</text:span><text:line-break/><text:line-break/><text:line-break/><text:span text:style-name="T2">No Recruitment</text:span></text:p>
      <text:p text:style-name="P1">Neither Legions nor Fleets may be built this turn..<text:line-break/><text:line-break/><text:span text:style-name="T1">Remove at start of next Forum Phase.</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petraud </meta:initial-creator>
    <meta:creation-date>2013-11-12T10:46:06</meta:creation-date>
    <dc:date>2014-09-26T17:36:48.987314348</dc:date>
    <dc:creator>g.petraud </dc:creator>
    <meta:editing-duration>PT31M24S</meta:editing-duration>
    <meta:editing-cycles>5</meta:editing-cycles>
    <meta:generator>LibreOffice/4.1.3.2$Linux_X86_64 LibreOffice_project/410m0$Build-2</meta:generator>
    <meta:document-statistic meta:table-count="0" meta:image-count="0" meta:object-count="0" meta:page-count="4" meta:paragraph-count="69" meta:word-count="1418" meta:character-count="8232" meta:non-whitespace-character-count="6830"/>
  </office:meta>
</office:document-meta>
</file>